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740d1"/>
    </style:style>
    <style:style style:name="P2" style:family="paragraph" style:parent-style-name="Text_20_body">
      <style:text-properties officeooo:paragraph-rsid="001740d1"/>
    </style:style>
    <style:style style:name="P3" style:family="paragraph" style:parent-style-name="Text_20_body">
      <style:text-properties officeooo:paragraph-rsid="0018251e"/>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officeooo:paragraph-rsid="001996d0"/>
    </style:style>
    <style:style style:name="P6" style:family="paragraph" style:parent-style-name="Text_20_body">
      <style:paragraph-properties fo:text-align="justify" style:justify-single-word="false"/>
      <style:text-properties style:text-underline-style="solid" style:text-underline-width="auto" style:text-underline-color="font-color" officeooo:paragraph-rsid="001aebbc"/>
    </style:style>
    <style:style style:name="P7" style:family="paragraph" style:parent-style-name="Text_20_body">
      <style:paragraph-properties fo:text-align="justify" style:justify-single-word="false"/>
      <style:text-properties style:text-underline-style="solid" style:text-underline-width="auto" style:text-underline-color="font-color" officeooo:paragraph-rsid="001c31b4"/>
    </style:style>
    <style:style style:name="P8" style:family="paragraph" style:parent-style-name="Text_20_body">
      <style:text-properties style:text-underline-style="solid" style:text-underline-width="auto" style:text-underline-color="font-color" officeooo:paragraph-rsid="001aebbc"/>
    </style:style>
    <style:style style:name="P9" style:family="paragraph" style:parent-style-name="Text_20_body">
      <style:text-properties style:text-underline-style="none" officeooo:paragraph-rsid="001996d0"/>
    </style:style>
    <style:style style:name="P10" style:family="paragraph" style:parent-style-name="Text_20_body">
      <style:paragraph-properties fo:text-align="justify" style:justify-single-word="false"/>
      <style:text-properties style:text-underline-style="none" officeooo:paragraph-rsid="001996d0"/>
    </style:style>
    <style:style style:name="P11" style:family="paragraph" style:parent-style-name="Text_20_body">
      <style:paragraph-properties fo:text-align="justify" style:justify-single-word="false"/>
      <style:text-properties style:text-underline-style="none" officeooo:paragraph-rsid="001aebbc"/>
    </style:style>
    <style:style style:name="P12" style:family="paragraph" style:parent-style-name="Text_20_body">
      <style:paragraph-properties fo:text-align="justify" style:justify-single-word="false"/>
      <style:text-properties style:text-underline-style="none" officeooo:paragraph-rsid="001c31b4"/>
    </style:style>
    <style:style style:name="P13" style:family="paragraph" style:parent-style-name="Text_20_body">
      <style:text-properties style:text-underline-style="none" officeooo:paragraph-rsid="001aebbc"/>
    </style:style>
    <style:style style:name="P14" style:family="paragraph" style:parent-style-name="Text_20_body">
      <style:text-properties style:text-underline-style="none" officeooo:paragraph-rsid="001c31b4"/>
    </style:style>
    <style:style style:name="P15" style:family="paragraph" style:parent-style-name="Text_20_body">
      <style:text-properties style:font-name="DejaVu Sans Mono" officeooo:paragraph-rsid="001c31b4"/>
    </style:style>
    <style:style style:name="P16" style:family="paragraph" style:parent-style-name="Text_20_body">
      <style:text-properties style:font-name="Nimbus Mono L" fo:font-size="11pt" style:text-underline-style="none" officeooo:paragraph-rsid="001c31b4" style:font-size-asian="11pt" style:font-size-complex="11pt"/>
    </style:style>
    <style:style style:name="P17" style:family="paragraph" style:parent-style-name="Text_20_body">
      <style:text-properties style:font-name="Nimbus Mono L" fo:font-size="11pt" style:text-underline-style="none" officeooo:paragraph-rsid="001cd210" style:font-size-asian="11pt" style:font-size-complex="11pt"/>
    </style:style>
    <style:style style:name="P18" style:family="paragraph" style:parent-style-name="Text_20_body">
      <style:text-properties style:font-name="Nimbus Mono L" fo:font-size="11pt" style:text-underline-style="none" officeooo:paragraph-rsid="001e236e" style:font-size-asian="11pt" style:font-size-complex="11pt"/>
    </style:style>
    <style:style style:name="P19" style:family="paragraph" style:parent-style-name="Text_20_body">
      <style:text-properties style:font-name="Nimbus Roman No9 L" fo:font-size="12pt" style:text-underline-style="none" officeooo:paragraph-rsid="001c31b4" style:font-size-asian="10.5pt" style:font-size-complex="12pt"/>
    </style:style>
    <style:style style:name="P20" style:family="paragraph" style:parent-style-name="Text_20_body">
      <style:text-properties style:font-name="Nimbus Roman No9 L" fo:font-size="12pt" style:text-underline-style="none" officeooo:paragraph-rsid="001c31b4" style:font-size-asian="12pt" style:font-size-complex="12pt"/>
    </style:style>
    <style:style style:name="P21" style:family="paragraph" style:parent-style-name="Text_20_body">
      <style:text-properties style:font-name="Nimbus Roman No9 L" fo:font-size="12pt" style:text-underline-style="none" officeooo:paragraph-rsid="001cd210" style:font-size-asian="12pt" style:font-size-complex="12pt"/>
    </style:style>
    <style:style style:name="P22" style:family="paragraph" style:parent-style-name="Text_20_body">
      <style:text-properties style:font-name="Nimbus Roman No9 L" fo:font-size="12pt" style:text-underline-style="none" officeooo:paragraph-rsid="001e236e" style:font-size-asian="12pt" style:font-size-complex="12pt"/>
    </style:style>
    <style:style style:name="P23" style:family="paragraph" style:parent-style-name="Text_20_body">
      <style:text-properties style:font-name="Nimbus Roman No9 L" fo:font-size="12pt" style:text-underline-style="none" officeooo:paragraph-rsid="001e7730" style:font-size-asian="12pt" style:font-size-complex="12pt"/>
    </style:style>
    <style:style style:name="P24" style:family="paragraph" style:parent-style-name="Heading_20_2">
      <style:text-properties officeooo:paragraph-rsid="001740d1"/>
    </style:style>
    <style:style style:name="P25" style:family="paragraph" style:parent-style-name="Heading_20_2">
      <style:text-properties fo:font-style="italic" fo:font-weight="bold" officeooo:paragraph-rsid="0018251e" style:font-style-asian="italic" style:font-weight-asian="bold" style:font-style-complex="italic" style:font-weight-complex="bold"/>
    </style:style>
    <style:style style:name="P26" style:family="paragraph" style:parent-style-name="Heading_20_2">
      <style:text-properties style:text-underline-style="solid" style:text-underline-width="auto" style:text-underline-color="font-color" officeooo:paragraph-rsid="001c31b4"/>
    </style:style>
    <style:style style:name="T1" style:family="text">
      <style:text-properties officeooo:rsid="001740d1"/>
    </style:style>
    <style:style style:name="T2" style:family="text">
      <style:text-properties fo:font-style="italic" officeooo:rsid="001740d1" style:font-style-asian="italic" style:font-style-complex="italic"/>
    </style:style>
    <style:style style:name="T3" style:family="text">
      <style:text-properties fo:font-style="italic" fo:font-weight="normal" officeooo:rsid="0018251e" style:font-style-asian="italic" style:font-weight-asian="normal" style:font-style-complex="italic" style:font-weight-complex="normal"/>
    </style:style>
    <style:style style:name="T4" style:family="text">
      <style:text-properties fo:font-style="normal" fo:font-weight="normal" officeooo:rsid="001740d1" style:font-style-asian="normal" style:font-weight-asian="normal" style:font-style-complex="normal" style:font-weight-complex="normal"/>
    </style:style>
    <style:style style:name="T5" style:family="text">
      <style:text-properties fo:font-style="normal" fo:font-weight="normal" officeooo:rsid="0018251e" style:font-style-asian="normal" style:font-weight-asian="normal" style:font-style-complex="normal" style:font-weight-complex="normal"/>
    </style:style>
    <style:style style:name="T6" style:family="text">
      <style:text-properties fo:font-style="normal" fo:font-weight="normal" officeooo:rsid="001996d0" style:font-style-asian="normal" style:font-weight-asian="normal" style:font-style-complex="normal" style:font-weight-complex="normal"/>
    </style:style>
    <style:style style:name="T7" style:family="text">
      <style:text-properties fo:font-style="normal" fo:font-weight="normal" officeooo:rsid="001aebbc" style:font-style-asian="normal" style:font-weight-asian="normal" style:font-style-complex="normal" style:font-weight-complex="normal"/>
    </style:style>
    <style:style style:name="T8" style:family="text">
      <style:text-properties fo:font-style="normal" fo:font-weight="normal" officeooo:rsid="001c31b4" style:font-style-asian="normal" style:font-weight-asian="normal" style:font-style-complex="normal" style:font-weight-complex="normal"/>
    </style:style>
    <style:style style:name="T9" style:family="text">
      <style:text-properties fo:font-style="normal" fo:font-weight="normal" officeooo:rsid="001cd210" style:font-style-asian="normal" style:font-weight-asian="normal" style:font-style-complex="normal" style:font-weight-complex="normal"/>
    </style:style>
    <style:style style:name="T10" style:family="text">
      <style:text-properties fo:font-style="normal" fo:font-weight="normal" officeooo:rsid="001e236e" style:font-style-asian="normal" style:font-weight-asian="normal" style:font-style-complex="normal" style:font-weight-complex="normal"/>
    </style:style>
    <style:style style:name="T11" style:family="text">
      <style:text-properties fo:font-style="normal" fo:font-weight="normal" officeooo:rsid="001e7730"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fo:font-weight="normal" officeooo:rsid="001c31b4"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fo:font-weight="normal" officeooo:rsid="001e7730" style:font-style-asian="normal" style:font-weight-asian="normal" style:font-style-complex="normal" style:font-weight-complex="normal"/>
    </style:style>
    <style:style style:name="T14" style:family="text">
      <style:text-properties officeooo:rsid="001825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ARATULA</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text:p>
      <text:h text:style-name="P24" text:outline-level="2"><text:span text:style-name="T1">Analisis:</text:span></text:h>
      <text:p text:style-name="P2"><text:span text:style-name="T1">Nuestro “GPS” trabaja con dos grafos, uno para las calles y otro para los nodos. Posee una estructura muy modular y de codigo ordenado. Para las rutas optimas se implemento un algoritmo basandose en el de Dijkstra, de manera que se obtienen las rutas optimas desde un vertice hacia todos los demas.</text:span></text:p>
      <text:p text:style-name="P2"><text:span text:style-name="T1">Para visualizar de manera mas entendible las rutas se genera un archivo kml el cual puede ser cargado en cualquier GIS que soporte este tipo de archivos.</text:span></text:p>
      <text:p text:style-name="P2"><text:span text:style-name="T1"/></text:p>
      <text:h text:style-name="P24" text:outline-level="2"><text:span text:style-name="T1">Especificacion:</text:span></text:h>
      <text:p text:style-name="P2"><text:span text:style-name="T1">Sistemas operativos:</text:span></text:p>
      <text:p text:style-name="P2"><text:span text:style-name="T1"><text:tab/>Aquellos en los que este portado python</text:span></text:p>
      <text:p text:style-name="P2"/>
      <text:p text:style-name="P2"><text:span text:style-name="T1">Ejecucion:</text:span></text:p>
      <text:p text:style-name="P2"><text:span text:style-name="T1"><text:tab/>Correr </text:span><text:span text:style-name="T2">./gps_pizeria.sh </text:span><text:span text:style-name="T4">en la consola. Para maxima compatibilidad se debe poseer python <text:tab/>2.7, ya que con esta version fue probado.</text:span></text:p>
      <text:p text:style-name="P2"><text:span text:style-name="T4">Datos de entrada:</text:span></text:p>
      <text:p text:style-name="P2"><text:span text:style-name="T4"><text:tab/>A lo largo de la ejecucion se pedira que se ingrese texto, avisando el formato esperado. Este <text:tab/>sera validado y modificado para que cumpla con el estandar usado en la aplicación.</text:span></text:p>
      <text:p text:style-name="P2"><text:span text:style-name="T4"><text:tab/>Las entradas obligatorias son:</text:span></text:p>
      <text:p text:style-name="P2"><text:span text:style-name="T4"><text:tab/><text:tab/>-Ruta del mapa: ubicación en la computadora del archivo del mapa</text:span></text:p>
      <text:p text:style-name="P2"><text:span text:style-name="T4"><text:tab/><text:tab/>-Interseccion de la pizeria: ubicación fisica de la pizeria.</text:span></text:p>
      <text:p text:style-name="P2"><text:span text:style-name="T4"><text:tab/>Luego variara según la opcion a utilizar.</text:span></text:p>
      <text:p text:style-name="P3"><text:span text:style-name="T5">Datos de salida:</text:span></text:p>
      <text:p text:style-name="P3"><text:span text:style-name="T5"><text:tab/>Luego de encontrar y procesar la ruta optima, la aplicación generara parcialmente un archivo <text:tab/>kml, el cual estara completo al cerrar el programa, este archivo cuenta con marcas <text:tab/>especificas en la ubicación de la pizeria, y la casa de los clientes, como asi en cualquiera de <text:tab/>los trayectos que se hayan procesado.</text:span></text:p>
      <text:p text:style-name="P3"><text:span text:style-name="T5"/></text:p>
      <text:h text:style-name="P25" text:outline-level="2"><text:span text:style-name="T14">Diseño:</text:span></text:h>
      <text:p text:style-name="P3"><text:span text:style-name="T5">El codigo del programa se divide en ocho archivos </text:span><text:span text:style-name="T3">archivos.py <text:s/>constantes.py <text:s/>grafo.py <text:s/>interaccion.py <text:s/>main.py <text:s/>pruebas.py <text:s/>sexykml.py <text:s/>texto.py </text:span></text:p>
      <text:p text:style-name="P4"><text:span text:style-name="T6">archivos.py: </text:span></text:p>
      <text:p text:style-name="P10"><text:span text:style-name="T6">Contiene las funciones encargadas de validar el archivo .csv, ya sea verificando que el <text:tab/>archivo sea un fichero ordinario ( osea no un dispositivo, ni una carpeta), verificando que no <text:tab/>este vacio y comprobando que se tienen los permisos necesarios para leerlo. Luego genera <text:tab/>dos grafos y un diccionario, carga los datos en los respectivos grafos, y obtiene la <text:tab/>informacion de los nodos guardandola en el diccionario. Finalizada la tarea, cierra el archivo.</text:span></text:p>
      <text:p text:style-name="P9"><text:soft-page-break/><text:span text:style-name="T6"/></text:p>
      <text:p text:style-name="P5"><text:span text:style-name="T6">constantes.py:</text:span></text:p>
      <text:p text:style-name="P10"><text:span text:style-name="T6">Contiene las constantes globales, que se utilizan en todo el programa, ya sean mensajes, como tambien el valor referencia de infinito.</text:span></text:p>
      <text:p text:style-name="P9"><text:span text:style-name="T6"/></text:p>
      <text:p text:style-name="P5"><text:span text:style-name="T6">grafo.py:</text:span></text:p>
      <text:p text:style-name="P10"><text:span text:style-name="T6">Contiene clases y funciones referidas a la utilizacion del grafo, maneras de imprimir una ruta por pantalla, como asi tambien el grafo mismo.</text:span></text:p>
      <text:p text:style-name="P10"><text:span text:style-name="T6">Contiene tambien una funcion para validar que las calles ingresadas pertenezcan al mapa y se intersequen. Una funcion para obtener la ruta optima basanadose en el algoritmo de Dijkstra. Una funcion para procesar la ruta y otra para adecuarla a la entrada de las funciones de generacion del kml.</text:span></text:p>
      <text:p text:style-name="P6"><text:span text:style-name="T7"/></text:p>
      <text:p text:style-name="P6"><text:span text:style-name="T7">interaccion.py:</text:span></text:p>
      <text:p text:style-name="P11"><text:span text:style-name="T7">Contiene funciones que interactuan con el usuario, incluyendo al menu, estas funciones imprimen mensajes y tambien validan entradas.</text:span></text:p>
      <text:p text:style-name="P11"><text:span text:style-name="T7"/></text:p>
      <text:p text:style-name="P6"><text:span text:style-name="T7">main.py:</text:span></text:p>
      <text:p text:style-name="P13"><text:span text:style-name="T7">Llama a las funciones de manera ordenada para que el programa funciones, importa a todos los modulos de la carpeta src, tambien inicializa el archivo kml, luego pide que se le ingrese la ruta al mapa, valida que este exista y genera los grafos, a continuacion ingresa al bucle principal de la aplicación donde se mostrara el menu y seguna la opcion elegida se procedera a generar las rutas.</text:span></text:p>
      <text:p text:style-name="P8"><text:span text:style-name="T7">pruebas.py:</text:span></text:p>
      <text:p text:style-name="P13"><text:span text:style-name="T7">Contiene pruebas basicas de las funciones que lo necesiten.</text:span></text:p>
      <text:p text:style-name="P8"><text:span text:style-name="T7">sexykml.py:</text:span></text:p>
      <text:p text:style-name="P13"><text:span text:style-name="T7">Contiene la clase SexyKML, que es la encargada de generar el archivo kml, al inicializarla debe recibir el titulo <text:s/>que recibira el mapa, tambien se le puede pasar la ruta donde se quiere que se guarde el </text:span><text:span text:style-name="T8">archivo con las rutas, pero no es obligatorio, ya que por defecto genera el archivo “rutas.kml”. Esta clase tiene las funciones para agregar un marcador, agregar una ruta, agregar un comentario, y finalizar, esta ultima debe ser llamada obligatoriamente ya que es la encargada de cerrar la estructura y escribir el archivo.</text:span></text:p>
      <text:p text:style-name="P13"><text:span text:style-name="T8"/></text:p>
      <text:p text:style-name="P7"><text:span text:style-name="T8">texto.py:</text:span></text:p>
      <text:p text:style-name="P12"><text:span text:style-name="T8">Contiene las funciones de tratamiento de entradas, modificandolas para que cumplan con el estandar utilizado por esta aplicación. Tambien posee una funcion para validar y devolver una interseccion.</text:span></text:p>
      <text:p text:style-name="P12"><text:span text:style-name="T8"/></text:p>
      <text:p text:style-name="P12"><text:span text:style-name="T8"/></text:p>
      <text:p text:style-name="P12"><text:span text:style-name="T8"/></text:p>
      <text:p text:style-name="P12"><text:span text:style-name="T8"/></text:p>
      <text:p text:style-name="P12"><text:span text:style-name="T8"/></text:p>
      <text:h text:style-name="P26" text:outline-level="2"><text:soft-page-break/><text:span text:style-name="T8">Pruebas:</text:span></text:h>
      <text:p text:style-name="P14"><text:span text:style-name="T8">Se pide la ubicacion del mapa:</text:span></text:p>
      <text:p text:style-name="P16"><text:span text:style-name="T8">[facu@wtf tp3-algo2]$ ./gps_pizeria.sh </text:span></text:p>
      <text:p text:style-name="P16"><text:span text:style-name="T8">Ingrese la ubicacion del mapa:</text:span></text:p>
      <text:p text:style-name="P16"><text:span text:style-name="T8">:&gt;</text:span></text:p>
      <text:p text:style-name="P16"><text:span text:style-name="T8"/></text:p>
      <text:p text:style-name="P19"><text:span text:style-name="T8">Se pide la interseccion de la pizeria:</text:span></text:p>
      <text:p text:style-name="P16"><text:span text:style-name="T8">Ingrese la interseccion con el siguiente formato:</text:span></text:p>
      <text:p text:style-name="P16"><text:span text:style-name="T8"><text:s text:c="8"/>calle1,calle2</text:span></text:p>
      <text:p text:style-name="P16"><text:span text:style-name="T8"></text:span></text:p>
      <text:p text:style-name="P16"><text:span text:style-name="T8">INGRESE LA DIRECCION DE LA PIZERIA:</text:span></text:p>
      <text:p text:style-name="P16"><text:span text:style-name="T8">:&gt; </text:span></text:p>
      <text:p text:style-name="P16"><text:span text:style-name="T8"/></text:p>
      <text:p text:style-name="P19"><text:span text:style-name="T8">Luego de ingresar la interseccion se mostrara el menu:</text:span></text:p>
      <text:p text:style-name="P19"/>
      <text:p text:style-name="P16"><text:span text:style-name="T8"><text:s text:c="10"/>sSSSSs <text:s text:c="2"/>.S_sSSs <text:s text:c="5"/>sSSs <text:s/></text:span></text:p>
      <text:p text:style-name="P16"><text:span text:style-name="T8"><text:s text:c="9"/>d%%%%SP <text:s/>.SS~YS%%b <text:s text:c="3"/>d%%SP <text:s/></text:span></text:p>
      <text:p text:style-name="P16"><text:span text:style-name="T8"><text:s text:c="8"/>d%S' <text:s text:c="5"/>S%S <text:s text:c="2"/>`S%b <text:s/>d%S' <text:s text:c="3"/></text:span></text:p>
      <text:p text:style-name="P16"><text:span text:style-name="T8"><text:s text:c="8"/>S%S <text:s text:c="6"/>S%S <text:s text:c="3"/>S%S <text:s/>S%| <text:s text:c="4"/></text:span></text:p>
      <text:p text:style-name="P16"><text:span text:style-name="T8"><text:s text:c="8"/>S&amp;S <text:s text:c="6"/>S%S <text:s text:c="3"/>d*S <text:s/>S&amp;S <text:s text:c="4"/></text:span></text:p>
      <text:p text:style-name="P16"><text:span text:style-name="T8"><text:s text:c="8"/>S&amp;S <text:s text:c="6"/>S&amp;S <text:s text:c="2"/>.S*S <text:s/>Y&amp;Ss <text:s text:c="3"/></text:span></text:p>
      <text:p text:style-name="P16"><text:span text:style-name="T8"><text:s text:c="8"/>S&amp;S <text:s text:c="6"/>S&amp;S_sdSSS <text:s text:c="2"/>`S&amp;&amp;S <text:s text:c="2"/></text:span></text:p>
      <text:p text:style-name="P16"><text:span text:style-name="T8"><text:s text:c="8"/>S&amp;S sSSs <text:s/>S&amp;S~YSSY <text:s text:c="5"/>`S*S <text:s/></text:span></text:p>
      <text:p text:style-name="P16"><text:span text:style-name="T8"><text:s text:c="8"/>S*b `S%% <text:s/>S*S <text:s text:c="11"/>l*S <text:s/></text:span></text:p>
      <text:p text:style-name="P16"><text:span text:style-name="T8"><text:s text:c="8"/>S*S <text:s text:c="2"/>S% <text:s/>S*S <text:s text:c="10"/>.S*P <text:s/></text:span></text:p>
      <text:p text:style-name="P16"><text:span text:style-name="T8"><text:s text:c="9"/>SS_sSSS <text:s/>S*S <text:s text:c="8"/>sSS*S <text:s text:c="2"/></text:span></text:p>
      <text:p text:style-name="P16"><text:span text:style-name="T8"><text:s text:c="10"/>Y~YSSY <text:s/>S*S <text:s text:c="8"/>YSS' <text:s text:c="3"/></text:span></text:p>
      <text:p text:style-name="P16"><text:span text:style-name="T8"><text:s text:c="18"/>SP <text:s text:c="17"/></text:span></text:p>
      <text:p text:style-name="P16"><text:span text:style-name="T8"><text:s text:c="18"/>Y <text:s text:c="3"/>De Gerli al MUNDO!</text:span></text:p>
      <text:p text:style-name="P16"><text:span text:style-name="T8"><text:s/></text:span></text:p>
      <text:p text:style-name="P16"><text:span text:style-name="T8"></text:span></text:p>
      <text:p text:style-name="P16"><text:span text:style-name="T8"><text:s text:c="8"/>1)Generar ruta</text:span></text:p>
      <text:p text:style-name="P16"><text:span text:style-name="T8"><text:s text:c="8"/>2)Ruta e/puntos cualesquiera -Consigna Opcional-</text:span></text:p>
      <text:p text:style-name="P16"><text:span text:style-name="T8"><text:s text:c="8"/>3)Salir</text:span></text:p>
      <text:p text:style-name="P16"><text:span text:style-name="T8"></text:span></text:p>
      <text:p text:style-name="P16"><text:span text:style-name="T8">:&gt;</text:span></text:p>
      <text:p text:style-name="P16"><text:span text:style-name="T8"/></text:p>
      <text:p text:style-name="P16"><text:span text:style-name="T8"/></text:p>
      <text:p text:style-name="P16"><text:span text:style-name="T8"/></text:p>
      <text:p text:style-name="P20"><text:soft-page-break/><text:span text:style-name="T8">Seleccionada la opcion 1, pedira l interseccion de la calle del cliente:</text:span></text:p>
      <text:p text:style-name="P16"><text:span text:style-name="T8">Ingrese la interseccion con el siguiente formato:</text:span></text:p>
      <text:p text:style-name="P16"><text:span text:style-name="T8"><text:s text:c="8"/>calle1,calle2</text:span></text:p>
      <text:p text:style-name="P16"><text:span text:style-name="T8"></text:span></text:p>
      <text:p text:style-name="P16"><text:span text:style-name="T8">INGRESE LA DIRECCION DEL CLIENTE:</text:span></text:p>
      <text:p text:style-name="P16"><text:span text:style-name="T8">:&gt; </text:span></text:p>
      <text:p text:style-name="P16"><text:span text:style-name="T8"/></text:p>
      <text:p text:style-name="P20"><text:span text:style-name="T8">Luego de ingresar la interseccion nos avisara:</text:span></text:p>
      <text:p text:style-name="P16"><text:span text:style-name="T8">Ida...</text:span></text:p>
      <text:p text:style-name="P16"><text:span text:style-name="T8">Generando rutas, puede tardar...</text:span></text:p>
      <text:p text:style-name="P16"><text:span text:style-name="T8">Generando trazas...</text:span></text:p>
      <text:p text:style-name="P16"><text:span text:style-name="T8">Vuelta...</text:span></text:p>
      <text:p text:style-name="P16"><text:span text:style-name="T8">Generando rutas, puede tardar...</text:span></text:p>
      <text:p text:style-name="P16"><text:span text:style-name="T8">Generando trazas...</text:span></text:p>
      <text:p text:style-name="P16"><text:span text:style-name="T8">Generado correctamente, el archivo .kml</text:span></text:p>
      <text:p text:style-name="P16"><text:span text:style-name="T8"/></text:p>
      <text:p text:style-name="P20"><text:span text:style-name="T8">y volvera a mostrar el menu.</text:span></text:p>
      <text:p text:style-name="P20"><text:span text:style-name="T8">Selecciono la opcion 2, pedira la interseccion del vertice A:</text:span></text:p>
      <text:p text:style-name="P20"><text:span text:style-name="T8"/></text:p>
      <text:p text:style-name="P16"><text:span text:style-name="T8">Ingrese la interseccion con el siguiente formato:</text:span></text:p>
      <text:p text:style-name="P16"><text:span text:style-name="T8"><text:s text:c="8"/>calle1,calle2</text:span></text:p>
      <text:p text:style-name="P16"><text:span text:style-name="T8"></text:span></text:p>
      <text:p text:style-name="P16"><text:span text:style-name="T8">INGRESE INTERSECCION DEL VERTICE_A:</text:span></text:p>
      <text:p text:style-name="P16"><text:span text:style-name="T8"/></text:p>
      <text:p text:style-name="P20"><text:span text:style-name="T8">Luego la del vertice B:</text:span></text:p>
      <text:p text:style-name="P17"><text:span text:style-name="T9">Ingrese la interseccion con el siguiente formato:</text:span></text:p>
      <text:p text:style-name="P17"><text:span text:style-name="T9"><text:s text:c="8"/>calle1,calle2</text:span></text:p>
      <text:p text:style-name="P17"><text:span text:style-name="T9"></text:span></text:p>
      <text:p text:style-name="P17"><text:span text:style-name="T9">INGRESE INTERSECCION DEL VERTICE_B:</text:span></text:p>
      <text:p text:style-name="P17"><text:span text:style-name="T9">:&gt; </text:span></text:p>
      <text:p text:style-name="P17"><text:span text:style-name="T9"/></text:p>
      <text:p text:style-name="P21"><text:span text:style-name="T9">Luego genera el kml y nos avisa:</text:span></text:p>
      <text:p text:style-name="P17"><text:span text:style-name="T9">Ida...</text:span></text:p>
      <text:p text:style-name="P17"><text:span text:style-name="T9">Generando rutas, puede tardar...</text:span></text:p>
      <text:p text:style-name="P17"><text:span text:style-name="T9">Generando trazas...</text:span></text:p>
      <text:p text:style-name="P17"><text:span text:style-name="T9">Vuelta...</text:span></text:p>
      <text:p text:style-name="P17"><text:span text:style-name="T9">Generando rutas, puede tardar...</text:span></text:p>
      <text:p text:style-name="P17"><text:span text:style-name="T9">Generando trazas...</text:span></text:p>
      <text:p text:style-name="P17"><text:span text:style-name="T9">Generado correctamente, el archivo .kml</text:span></text:p>
      <text:p text:style-name="P17"><text:soft-page-break/><text:span text:style-name="T9"/></text:p>
      <text:p text:style-name="P21"><text:span text:style-name="T9">Elijo la opcion 3, para finalizar el programa:</text:span></text:p>
      <text:p text:style-name="P17"><text:span text:style-name="T9">Finalizando KML...</text:span></text:p>
      <text:p text:style-name="P17"><text:span text:style-name="T9">Cerrando archivo...</text:span></text:p>
      <text:p text:style-name="P17"><text:span text:style-name="T9"/></text:p>
      <text:p text:style-name="P21"><text:span text:style-name="T9">Posibles errores en el ingreso de datos:</text:span></text:p>
      <text:p text:style-name="P21"><text:span text:style-name="T10">Mapa</text:span><text:span text:style-name="T9">:</text:span></text:p>
      <text:p text:style-name="P17"><text:span text:style-name="T9">Ingrese la ubicacion del mapa:</text:span></text:p>
      <text:p text:style-name="P17"><text:span text:style-name="T9">:&gt;/dev/null</text:span></text:p>
      <text:p text:style-name="P17"><text:span text:style-name="T9">El archivo no existe, o no es del tipo esperado</text:span></text:p>
      <text:p text:style-name="P17"><text:span text:style-name="T9">Ingrese la ubicacion del mapa:</text:span></text:p>
      <text:p text:style-name="P17"><text:span text:style-name="T9">:&gt;mapa_vacio.csv <text:s text:c="3"/></text:span></text:p>
      <text:p text:style-name="P17"><text:span text:style-name="T9">El archivo esta vacio</text:span></text:p>
      <text:p text:style-name="P17"><text:span text:style-name="T9"/></text:p>
      <text:p text:style-name="P17"><text:span text:style-name="T9">Ingrese la ubicacion del mapa:</text:span></text:p>
      <text:p text:style-name="P17"><text:span text:style-name="T9">:&gt;mapa_sin_permisos.csv</text:span></text:p>
      <text:p text:style-name="P18"><text:span text:style-name="T10">Ocurrio un error al intentar abrir el archivo &lt;type 'exceptions.IOError'&gt;</text:span></text:p>
      <text:p text:style-name="P22"><text:span text:style-name="T10"/></text:p>
      <text:p text:style-name="P22"><text:span text:style-name="T10">Calles:</text:span></text:p>
      <text:p text:style-name="P22"><text:span text:style-name="T10">:&gt; general nazar y caxaraville <text:s text:c="5"/></text:span></text:p>
      <text:p text:style-name="P22"><text:span text:style-name="T10">Formato no valido</text:span></text:p>
      <text:p text:style-name="P22"><text:span text:style-name="T10"/></text:p>
      <text:p text:style-name="P22"><text:span text:style-name="T11">- Si la direccion de la pizeria es la direccion del cliente:</text:span></text:p>
      <text:p text:style-name="P23"><text:span text:style-name="T11">INGRESE LA DIRECCION DE LA PIZERIA:</text:span></text:p>
      <text:p text:style-name="P23"><text:span text:style-name="T11">:&gt; general nazar,caxaraville</text:span></text:p>
      <text:p text:style-name="P23"><text:span text:style-name="T11"/></text:p>
      <text:p text:style-name="P23"><text:span text:style-name="T11">[.. MENU..]</text:span></text:p>
      <text:p text:style-name="P23"><text:span text:style-name="T11">INGRESE LA DIRECCION DEL CLIENTE:</text:span></text:p>
      <text:p text:style-name="P23"><text:span text:style-name="T11">:&gt; general nazar,caxaraville</text:span></text:p>
      <text:p text:style-name="P23"><text:span text:style-name="T11">El lugar de partida y el de destino, no deben ser el mismo!</text:span></text:p>
      <text:p text:style-name="P22"><text:span text:style-name="T10"/></text:p>
      <text:p text:style-name="P15"><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ono" svg:font-family="mono"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8T01:14:38</meta:creation-date>
    <dc:date>2013-01-18T16:19:42</dc:date>
    <meta:editing-duration>PT13H58M38S</meta:editing-duration>
    <meta:editing-cycles>2</meta:editing-cycles>
    <meta:generator>LibreOffice/3.6$Linux_x86 LibreOffice_project/360m1$Build-3</meta:generator>
    <meta:document-statistic meta:table-count="0" meta:image-count="0" meta:object-count="0" meta:page-count="6" meta:paragraph-count="127" meta:word-count="982" meta:character-count="6613" meta:non-whitespace-character-count="5279"/>
  </office:meta>
</office:document-meta>
</file>